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n, p, c, s, 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1" calcext:value-type="float">
            <text:p>1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8" calcext:value-type="float">
            <text:p>0.8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s, tn, pc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4" table:formula="of:=[.E6]/3" office:value-type="float" office:value="0" calcext:value-type="float">
            <text:p>0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8" calcext:value-type="float">
            <text:p>0.8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8" calcext:value-type="float">
            <text:p>0.8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8" calcext:value-type="float">
            <text:p>0.8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8" calcext:value-type="float">
            <text:p>0.8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9:54:22.18727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31T10:03:12.677832136</dc:date>
    <meta:editing-duration>P2DT6H14M54S</meta:editing-duration>
    <meta:editing-cycles>28</meta:editing-cycles>
    <meta:generator>LibreOffice/6.0.7.3$Linux_X86_64 LibreOffice_project/00m0$Build-3</meta:generator>
    <meta:document-statistic meta:table-count="1" meta:cell-count="79" meta:object-count="0"/>
  </office:meta>
</office:document-meta>
</file>